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2000000ADC4857F6A0C87A4A7.png" manifest:media-type="image/png"/>
  <manifest:file-entry manifest:full-path="Pictures/10000000000002D7000001F06702D64F385D4DB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3333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7.051cm" svg:height="3.16cm" svg:x="0.249cm" svg:y="0.14cm">
          <draw:image xlink:href="Pictures/1000000000000182000000ADC4857F6A0C87A4A7.png" xlink:type="simple" xlink:show="embed" xlink:actuate="onLoad">
            <text:p/>
          </draw:image>
        </draw:frame>
        <draw:frame draw:style-name="gr1" draw:text-style-name="P1" draw:layer="layout" svg:width="10.554cm" svg:height="7.2cm" svg:x="4.5cm" svg:y="3.943cm">
          <draw:image xlink:href="Pictures/10000000000002D7000001F06702D64F385D4DB0.png" xlink:type="simple" xlink:show="embed" xlink:actuate="onLoad">
            <text:p/>
          </draw:image>
        </draw:frame>
        <draw:line draw:style-name="gr2" draw:text-style-name="P2" draw:layer="layout" svg:x1="2.3cm" svg:y1="1.3cm" svg:x2="8.3cm" svg:y2="5.7cm">
          <text:p/>
        </draw:line>
        <draw:line draw:style-name="gr2" draw:text-style-name="P2" draw:layer="layout" svg:x1="8.6cm" svg:y1="5.7cm" svg:x2="11.2cm" svg:y2="5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6-28T13:45:38.765000000</dc:date>
    <meta:editing-duration>PT3M46S</meta:editing-duration>
    <meta:editing-cycles>3</meta:editing-cycles>
    <meta:generator>LibreOffice/5.1.3.2$Windows_x86 LibreOffice_project/644e4637d1d8544fd9f56425bd6cec110e49301b</meta:generator>
    <meta:document-statistic meta:object-count="4"/>
  </office:meta>
</office:document-meta>
</file>